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c1f47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ccdb2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svg:stroke-color="#000000"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4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Calibri" style:font-family-generic="swiss" style:font-pitch="variable" fo:font-size="18pt" style:font-size-asian="18pt" style:font-size-complex="18pt"/>
    </style:style>
    <style:style style:name="T2" style:family="text">
      <style:text-properties fo:font-family="Calibri" style:font-family-generic="swiss" style:font-pitch="variable" fo:font-size="12pt" style:font-size-asian="12pt" style:font-size-complex="1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4.162cm" svg:y1="2.5cm" svg:x2="4.15cm" svg:y2="4.5cm" draw:start-shape="id1" draw:start-glue-point="2" draw:end-shape="id2" draw:end-glue-point="4" svg:d="m4162 2500v1013h-12v987">
          <text:p/>
        </draw:connector>
        <draw:frame draw:style-name="gr2" draw:text-style-name="P2" draw:layer="layout" svg:width="1.7cm" svg:height="1.026cm" svg:x="8.975cm" svg:y="6.274cm">
          <draw:text-box>
            <text:p><text:span text:style-name="T1">ja</text:span></text:p>
          </draw:text-box>
        </draw:frame>
        <draw:frame draw:style-name="gr2" draw:text-style-name="P2" draw:layer="layout" svg:width="2.1cm" svg:height="1.026cm" svg:x="5.075cm" svg:y="6.649cm">
          <draw:text-box>
            <text:p><text:span text:style-name="T1">nein</text:span></text:p>
          </draw:text-box>
        </draw:frame>
        <draw:custom-shape draw:style-name="gr3" draw:text-style-name="P3" xml:id="id1" draw:id="id1" draw:layer="layout" svg:width="8.075cm" svg:height="2.3cm" svg:x="0.125cm" svg:y="0.2cm">
          <text:p text:style-name="P1"><text:span text:style-name="T1">Aktualisiere:</text:span></text:p>
          <text:p text:style-name="P1"><text:span text:style-name="T1">descDel(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8" draw:id="id8" draw:layer="layout" svg:width="7.8cm" svg:height="2.225cm" svg:x="0.3cm" svg:y="12.375cm">
          <text:p text:style-name="P1"><text:span text:style-name="T1">Lege in O':</text:span></text:p>
          <text:p text:style-name="P1"><text:span text:style-name="T1">descDel(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8.2cm" svg:height="5.2cm" svg:x="0.075cm" svg:y="4.7cm">
          <text:p text:style-name="P1"><text:span text:style-name="T1">ui(d) nicht in T?</text:span></text:p>
          <text:p text:style-name="P1"><text:span text:style-name="T1">d nicht hinzugefügt?</text:span></text:p>
          <text:p text:style-name="P1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3" draw:id="id3" draw:layer="layout" svg:width="4.4cm" svg:height="4cm" svg:x="19.175cm" svg:y="5.3cm">
          <text:p text:style-name="P1"><text:span text:style-name="T1">d</text:span></text:p>
          <text:p text:style-name="P1"><text:span text:style-name="T1">umbenannt?</text:span></text:p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4" draw:id="id4" draw:layer="layout" svg:width="6.975cm" svg:height="2.235cm" svg:x="17.9cm" svg:y="12.365cm">
          <draw:glue-point draw:id="4" svg:x="2.195cm" svg:y="-4.847cm"/>
          <draw:glue-point draw:id="5" svg:x="-2.195cm" svg:y="-4.847cm"/>
          <text:p text:style-name="P1"><text:span text:style-name="T1">Feh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21.375cm" svg:y1="9.3cm" svg:x2="21.387cm" svg:y2="12.365cm" draw:start-shape="id3" draw:end-shape="id4" draw:end-glue-point="0" svg:d="m21375 9300v1532h12v1533">
          <text:p/>
        </draw:connector>
        <draw:custom-shape draw:style-name="gr5" draw:text-style-name="P3" xml:id="id6" draw:id="id6" draw:layer="layout" svg:width="4.4cm" svg:height="3.8cm" svg:x="10.875cm" svg:y="5.4cm">
          <text:p text:style-name="P1"><text:span text:style-name="T1">d</text:span></text:p>
          <text:p text:style-name="P1"><text:span text:style-name="T1">gelöscht?</text:span></text:p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8.275cm" svg:y1="7.3cm" svg:x2="10.875cm" svg:y2="7.3cm" draw:start-shape="id5" draw:start-glue-point="7" draw:end-shape="id6" svg:d="m8275 7300h2600">
          <text:p/>
        </draw:connector>
        <draw:connector draw:style-name="gr1" draw:text-style-name="P1" draw:layer="layout" svg:x1="13.075cm" svg:y1="9.2cm" svg:x2="13.087cm" svg:y2="12.35cm" draw:start-shape="id6" draw:start-glue-point="2" draw:end-shape="id7" draw:end-glue-point="0" svg:d="m13075 9200v1575h12v1575">
          <text:p/>
        </draw:connector>
        <draw:connector draw:style-name="gr1" draw:text-style-name="P1" draw:layer="layout" svg:x1="15.275cm" svg:y1="7.3cm" svg:x2="19.175cm" svg:y2="7.3cm" draw:start-shape="id6" draw:start-glue-point="7" draw:end-shape="id3" svg:d="m15275 7300h3900">
          <text:p/>
        </draw:connector>
        <draw:connector draw:style-name="gr1" draw:text-style-name="P1" draw:layer="layout" svg:x1="4.175cm" svg:y1="9.9cm" svg:x2="4.2cm" svg:y2="12.375cm" draw:start-shape="id5" draw:end-shape="id8" draw:end-glue-point="0" svg:d="m4175 9900v1238h25v1237">
          <text:p/>
        </draw:connector>
        <draw:connector draw:style-name="gr7" draw:text-style-name="P1" draw:layer="layout" svg:x1="21.375cm" svg:y1="5.3cm" svg:x2="21.387cm" svg:y2="2.425cm" draw:start-shape="id3" draw:start-glue-point="0" draw:end-shape="id9" draw:end-glue-point="2" svg:d="m21375 5300v-1437h12v-1438">
          <text:p/>
        </draw:connector>
        <draw:frame draw:style-name="gr2" draw:text-style-name="P2" draw:layer="layout" svg:width="2.1cm" svg:height="1.026cm" svg:x="16.175cm" svg:y="6.3cm">
          <draw:text-box>
            <text:p><text:span text:style-name="T1">nein</text:span></text:p>
          </draw:text-box>
        </draw:frame>
        <draw:frame draw:style-name="gr2" draw:text-style-name="P2" draw:layer="layout" svg:width="2.1cm" svg:height="1.026cm" svg:x="21.375cm" svg:y="9.9cm">
          <draw:text-box>
            <text:p><text:span text:style-name="T1">nein</text:span></text:p>
          </draw:text-box>
        </draw:frame>
        <draw:frame draw:style-name="gr2" draw:text-style-name="P2" draw:layer="layout" svg:width="1.7cm" svg:height="1.026cm" svg:x="21.375cm" svg:y="3.474cm">
          <draw:text-box>
            <text:p><text:span text:style-name="T1">ja</text:span></text:p>
          </draw:text-box>
        </draw:frame>
        <draw:frame draw:style-name="gr8" draw:text-style-name="P2" draw:layer="layout" svg:width="1.7cm" svg:height="1.026cm" svg:x="4.175cm" svg:y="9.974cm">
          <draw:text-box>
            <text:p><text:span text:style-name="T1">nein</text:span></text:p>
          </draw:text-box>
        </draw:frame>
        <draw:frame draw:style-name="gr2" draw:text-style-name="P2" draw:layer="layout" svg:width="1.7cm" svg:height="1.026cm" svg:x="13.075cm" svg:y="9.974cm">
          <draw:text-box>
            <text:p><text:span text:style-name="T1">ja</text:span></text:p>
          </draw:text-box>
        </draw:frame>
        <draw:custom-shape draw:style-name="gr5" draw:text-style-name="P3" xml:id="id9" draw:id="id9" draw:layer="layout" svg:width="7.025cm" svg:height="2.125cm" svg:x="17.875cm" svg:y="0.3cm">
          <text:p text:style-name="P1"><text:span text:style-name="T1">d = umbenanntes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7.875cm" svg:y1="1.362cm" svg:x2="8.2cm" svg:y2="1.35cm" draw:start-shape="id9" draw:start-glue-point="3" draw:end-shape="id1" draw:end-glue-point="1" svg:d="m17875 1362h-4838v-12h-4837">
          <text:p/>
        </draw:connector>
        <draw:custom-shape draw:style-name="gr4" draw:text-style-name="P3" xml:id="id7" draw:id="id7" draw:layer="layout" svg:width="7.575cm" svg:height="2.225cm" svg:x="9.3cm" svg:y="12.35cm">
          <text:p text:style-name="P1"><text:span text:style-name="T1">Descriptor bereits gelöscht.</text:span></text:p>
          <text:p text:style-name="P1"><text:span text:style-name="T1">Nichts zu tu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2" draw:id="id2" draw:layer="layout" svg:width="1.5cm" svg:height="1.5cm" svg:x="3.4cm" svg:y="4.5cm">
          <text:p><text:span text:style-name="T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68cm" fo:margin-left="0cm" fo:margin-right="0cm" fo:page-width="2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2T15:30:10.49</meta:creation-date>
    <dc:date>2012-10-18T18:09:53.12</dc:date>
    <dc:creator>Philipp Lucas</dc:creator>
    <meta:editing-duration>PT5H54M33S</meta:editing-duration>
    <meta:editing-cycles>17</meta:editing-cycles>
    <meta:generator>OpenOffice.org/3.4$Win32 OpenOffice.org_project/340m1$Build-9590</meta:generator>
    <meta:document-statistic meta:object-count="24"/>
  </office:meta>
</office:document-meta>
</file>